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06d8fb" officeooo:paragraph-rsid="0006d8fb"/>
    </style:style>
    <style:style style:name="P2" style:family="paragraph" style:parent-style-name="Standard">
      <style:text-properties officeooo:rsid="0006d8fb" officeooo:paragraph-rsid="0006d8fb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do comments<text:note text:id="ftn0" text:note-class="footnote"><text:note-citation>1</text:note-citation><text:note-body><text:p text:style-name="P1">This footnote has a separator.</text:p></text:note-body></text:note> affect footnotes<office:annotation><dc:creator>Unknown Author</dc:creator><dc:date>2020-10-14T10:01:13.537510335</dc:date><text:p text:style-name="P3"><text:span text:style-name="T1">A comment is considered a section - so it sets bHasFtnSep to false.</text:span></text:p></office:annotation>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59:24.100677225</meta:creation-date>
    <dc:date>2020-10-14T10:02:10.054614907</dc:date>
    <meta:editing-duration>PT2M4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10" meta:character-count="64" meta:non-whitespace-character-count="56"/>
  </office:meta>
</office:document-meta>
</file>